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-2017</text:p>
          </table:table-cell>
          <table:table-cell office:value-type="string" calcext:value-type="string">
            <text:p>02-2017</text:p>
          </table:table-cell>
          <table:table-cell office:value-type="string" calcext:value-type="string">
            <text:p>03-2017</text:p>
          </table:table-cell>
          <table:table-cell office:value-type="string" calcext:value-type="string">
            <text:p>04-2017</text:p>
          </table:table-cell>
          <table:table-cell office:value-type="string" calcext:value-type="string">
            <text:p>05-2017</text:p>
          </table:table-cell>
          <table:table-cell office:value-type="string" calcext:value-type="string">
            <text:p>06-2017</text:p>
          </table:table-cell>
          <table:table-cell office:value-type="string" calcext:value-type="string">
            <text:p>07-2017</text:p>
          </table:table-cell>
          <table:table-cell office:value-type="string" calcext:value-type="string">
            <text:p>08-2017</text:p>
          </table:table-cell>
          <table:table-cell office:value-type="string" calcext:value-type="string">
            <text:p>09-2017</text:p>
          </table:table-cell>
        </table:table-row>
        <table:table-row table:style-name="ro1">
          <table:table-cell office:value-type="float" office:value="272223.65" calcext:value-type="float">
            <text:p>272223.65</text:p>
          </table:table-cell>
          <table:table-cell office:value-type="float" office:value="246137.97" calcext:value-type="float">
            <text:p>246137.97</text:p>
          </table:table-cell>
          <table:table-cell office:value-type="float" office:value="274820.63" calcext:value-type="float">
            <text:p>274820.63</text:p>
          </table:table-cell>
          <table:table-cell office:value-type="float" office:value="268612.82" calcext:value-type="float">
            <text:p>268612.82</text:p>
          </table:table-cell>
          <table:table-cell office:value-type="float" office:value="300936.64" calcext:value-type="float">
            <text:p>300936.64</text:p>
          </table:table-cell>
          <table:table-cell office:value-type="float" office:value="315020.25" calcext:value-type="float">
            <text:p>315020.25</text:p>
          </table:table-cell>
          <table:table-cell office:value-type="float" office:value="324493.92" calcext:value-type="float">
            <text:p>324493.92</text:p>
          </table:table-cell>
          <table:table-cell office:value-type="float" office:value="323071.51" calcext:value-type="float">
            <text:p>323071.51</text:p>
          </table:table-cell>
          <table:table-cell office:value-type="float" office:value="297347.34" calcext:value-type="float">
            <text:p>297347.34</text:p>
          </table:table-cell>
        </table:table-row>
        <table:table-row table:style-name="ro1">
          <table:table-cell office:value-type="float" office:value="249035.27" calcext:value-type="float">
            <text:p>249035.27</text:p>
          </table:table-cell>
          <table:table-cell office:value-type="float" office:value="225176.87" calcext:value-type="float">
            <text:p>225176.87</text:p>
          </table:table-cell>
          <table:table-cell office:value-type="float" office:value="252379.2" calcext:value-type="float">
            <text:p>252379.2</text:p>
          </table:table-cell>
          <table:table-cell office:value-type="float" office:value="244705.75" calcext:value-type="float">
            <text:p>244705.75</text:p>
          </table:table-cell>
          <table:table-cell office:value-type="float" office:value="274725.74" calcext:value-type="float">
            <text:p>274725.74</text:p>
          </table:table-cell>
          <table:table-cell office:value-type="float" office:value="290207.9" calcext:value-type="float">
            <text:p>290207.9</text:p>
          </table:table-cell>
          <table:table-cell office:value-type="float" office:value="299306.59" calcext:value-type="float">
            <text:p>299306.59</text:p>
          </table:table-cell>
          <table:table-cell office:value-type="float" office:value="299197.44" calcext:value-type="float">
            <text:p>299197.44</text:p>
          </table:table-cell>
          <table:table-cell office:value-type="float" office:value="275897.22" calcext:value-type="float">
            <text:p>275897.22</text:p>
          </table:table-cell>
        </table:table-row>
        <table:table-row table:style-name="ro1">
          <table:table-cell office:value-type="float" office:value="232081.88" calcext:value-type="float">
            <text:p>232081.88</text:p>
          </table:table-cell>
          <table:table-cell office:value-type="float" office:value="211386.74" calcext:value-type="float">
            <text:p>211386.74</text:p>
          </table:table-cell>
          <table:table-cell office:value-type="float" office:value="236499.2" calcext:value-type="float">
            <text:p>236499.2</text:p>
          </table:table-cell>
          <table:table-cell office:value-type="float" office:value="224297.04" calcext:value-type="float">
            <text:p>224297.04</text:p>
          </table:table-cell>
          <table:table-cell office:value-type="float" office:value="252377.82" calcext:value-type="float">
            <text:p>252377.82</text:p>
          </table:table-cell>
          <table:table-cell office:value-type="float" office:value="267485.54" calcext:value-type="float">
            <text:p>267485.54</text:p>
          </table:table-cell>
          <table:table-cell office:value-type="float" office:value="275027.55" calcext:value-type="float">
            <text:p>275027.55</text:p>
          </table:table-cell>
          <table:table-cell office:value-type="float" office:value="276883.42" calcext:value-type="float">
            <text:p>276883.42</text:p>
          </table:table-cell>
          <table:table-cell office:value-type="float" office:value="254838.29" calcext:value-type="float">
            <text:p>254838.29</text:p>
          </table:table-cell>
        </table:table-row>
        <table:table-row table:style-name="ro1">
          <table:table-cell office:value-type="float" office:value="224693.55" calcext:value-type="float">
            <text:p>224693.55</text:p>
          </table:table-cell>
          <table:table-cell office:value-type="float" office:value="205384.69" calcext:value-type="float">
            <text:p>205384.69</text:p>
          </table:table-cell>
          <table:table-cell office:value-type="float" office:value="229925.48" calcext:value-type="float">
            <text:p>229925.48</text:p>
          </table:table-cell>
          <table:table-cell office:value-type="float" office:value="213400.31" calcext:value-type="float">
            <text:p>213400.31</text:p>
          </table:table-cell>
          <table:table-cell office:value-type="float" office:value="239783.23" calcext:value-type="float">
            <text:p>239783.23</text:p>
          </table:table-cell>
          <table:table-cell office:value-type="float" office:value="254435.38" calcext:value-type="float">
            <text:p>254435.38</text:p>
          </table:table-cell>
          <table:table-cell office:value-type="float" office:value="260676.87" calcext:value-type="float">
            <text:p>260676.87</text:p>
          </table:table-cell>
          <table:table-cell office:value-type="float" office:value="262557.68" calcext:value-type="float">
            <text:p>262557.68</text:p>
          </table:table-cell>
          <table:table-cell office:value-type="float" office:value="240703.05" calcext:value-type="float">
            <text:p>240703.05</text:p>
          </table:table-cell>
        </table:table-row>
        <table:table-row table:style-name="ro1">
          <table:table-cell office:value-type="float" office:value="227183.74" calcext:value-type="float">
            <text:p>227183.74</text:p>
          </table:table-cell>
          <table:table-cell office:value-type="float" office:value="208535.65" calcext:value-type="float">
            <text:p>208535.65</text:p>
          </table:table-cell>
          <table:table-cell office:value-type="float" office:value="233840.93" calcext:value-type="float">
            <text:p>233840.93</text:p>
          </table:table-cell>
          <table:table-cell office:value-type="float" office:value="210469.16" calcext:value-type="float">
            <text:p>210469.16</text:p>
          </table:table-cell>
          <table:table-cell office:value-type="float" office:value="236303.14" calcext:value-type="float">
            <text:p>236303.14</text:p>
          </table:table-cell>
          <table:table-cell office:value-type="float" office:value="250247.37" calcext:value-type="float">
            <text:p>250247.37</text:p>
          </table:table-cell>
          <table:table-cell office:value-type="float" office:value="255535.61" calcext:value-type="float">
            <text:p>255535.61</text:p>
          </table:table-cell>
          <table:table-cell office:value-type="float" office:value="258311.36" calcext:value-type="float">
            <text:p>258311.36</text:p>
          </table:table-cell>
          <table:table-cell office:value-type="float" office:value="236151.2" calcext:value-type="float">
            <text:p>236151.2</text:p>
          </table:table-cell>
        </table:table-row>
        <table:table-row table:style-name="ro1">
          <table:table-cell office:value-type="float" office:value="240872.6" calcext:value-type="float">
            <text:p>240872.6</text:p>
          </table:table-cell>
          <table:table-cell office:value-type="float" office:value="225734.86" calcext:value-type="float">
            <text:p>225734.86</text:p>
          </table:table-cell>
          <table:table-cell office:value-type="float" office:value="253581.64" calcext:value-type="float">
            <text:p>253581.64</text:p>
          </table:table-cell>
          <table:table-cell office:value-type="float" office:value="216104.74" calcext:value-type="float">
            <text:p>216104.74</text:p>
          </table:table-cell>
          <table:table-cell office:value-type="float" office:value="243958.9" calcext:value-type="float">
            <text:p>243958.9</text:p>
          </table:table-cell>
          <table:table-cell office:value-type="float" office:value="258049.29" calcext:value-type="float">
            <text:p>258049.29</text:p>
          </table:table-cell>
          <table:table-cell office:value-type="float" office:value="261870.81" calcext:value-type="float">
            <text:p>261870.81</text:p>
          </table:table-cell>
          <table:table-cell office:value-type="float" office:value="266252.06" calcext:value-type="float">
            <text:p>266252.06</text:p>
          </table:table-cell>
          <table:table-cell office:value-type="float" office:value="243157.68" calcext:value-type="float">
            <text:p>243157.68</text:p>
          </table:table-cell>
        </table:table-row>
        <table:table-row table:style-name="ro1">
          <table:table-cell office:value-type="float" office:value="262218.78" calcext:value-type="float">
            <text:p>262218.78</text:p>
          </table:table-cell>
          <table:table-cell office:value-type="float" office:value="254979.59" calcext:value-type="float">
            <text:p>254979.59</text:p>
          </table:table-cell>
          <table:table-cell office:value-type="float" office:value="289293.57" calcext:value-type="float">
            <text:p>289293.57</text:p>
          </table:table-cell>
          <table:table-cell office:value-type="float" office:value="236198.32" calcext:value-type="float">
            <text:p>236198.32</text:p>
          </table:table-cell>
          <table:table-cell office:value-type="float" office:value="272148.23" calcext:value-type="float">
            <text:p>272148.23</text:p>
          </table:table-cell>
          <table:table-cell office:value-type="float" office:value="286840.57" calcext:value-type="float">
            <text:p>286840.57</text:p>
          </table:table-cell>
          <table:table-cell office:value-type="float" office:value="289771.81" calcext:value-type="float">
            <text:p>289771.81</text:p>
          </table:table-cell>
          <table:table-cell office:value-type="float" office:value="297282.02" calcext:value-type="float">
            <text:p>297282.02</text:p>
          </table:table-cell>
          <table:table-cell office:value-type="float" office:value="269159.1" calcext:value-type="float">
            <text:p>269159.1</text:p>
          </table:table-cell>
        </table:table-row>
        <table:table-row table:style-name="ro1">
          <table:table-cell office:value-type="float" office:value="281634.95" calcext:value-type="float">
            <text:p>281634.95</text:p>
          </table:table-cell>
          <table:table-cell office:value-type="float" office:value="273966.46" calcext:value-type="float">
            <text:p>273966.46</text:p>
          </table:table-cell>
          <table:table-cell office:value-type="float" office:value="309946.97" calcext:value-type="float">
            <text:p>309946.97</text:p>
          </table:table-cell>
          <table:table-cell office:value-type="float" office:value="262200.89" calcext:value-type="float">
            <text:p>262200.89</text:p>
          </table:table-cell>
          <table:table-cell office:value-type="float" office:value="316519.38" calcext:value-type="float">
            <text:p>316519.38</text:p>
          </table:table-cell>
          <table:table-cell office:value-type="float" office:value="331509.04" calcext:value-type="float">
            <text:p>331509.04</text:p>
          </table:table-cell>
          <table:table-cell office:value-type="float" office:value="333760.13" calcext:value-type="float">
            <text:p>333760.13</text:p>
          </table:table-cell>
          <table:table-cell office:value-type="float" office:value="344796.75" calcext:value-type="float">
            <text:p>344796.75</text:p>
          </table:table-cell>
          <table:table-cell office:value-type="float" office:value="302921.68" calcext:value-type="float">
            <text:p>302921.68</text:p>
          </table:table-cell>
        </table:table-row>
        <table:table-row table:style-name="ro1">
          <table:table-cell office:value-type="float" office:value="292002.17" calcext:value-type="float">
            <text:p>292002.17</text:p>
          </table:table-cell>
          <table:table-cell office:value-type="float" office:value="275974.5" calcext:value-type="float">
            <text:p>275974.5</text:p>
          </table:table-cell>
          <table:table-cell office:value-type="float" office:value="312526.95" calcext:value-type="float">
            <text:p>312526.95</text:p>
          </table:table-cell>
          <table:table-cell office:value-type="float" office:value="279290.23" calcext:value-type="float">
            <text:p>279290.23</text:p>
          </table:table-cell>
          <table:table-cell office:value-type="float" office:value="344022.69" calcext:value-type="float">
            <text:p>344022.69</text:p>
          </table:table-cell>
          <table:table-cell office:value-type="float" office:value="364532.25" calcext:value-type="float">
            <text:p>364532.25</text:p>
          </table:table-cell>
          <table:table-cell office:value-type="float" office:value="367224.78" calcext:value-type="float">
            <text:p>367224.78</text:p>
          </table:table-cell>
          <table:table-cell office:value-type="float" office:value="372997.47" calcext:value-type="float">
            <text:p>372997.47</text:p>
          </table:table-cell>
          <table:table-cell office:value-type="float" office:value="322391.64" calcext:value-type="float">
            <text:p>322391.64</text:p>
          </table:table-cell>
        </table:table-row>
        <table:table-row table:style-name="ro1">
          <table:table-cell office:value-type="float" office:value="299651.97" calcext:value-type="float">
            <text:p>299651.97</text:p>
          </table:table-cell>
          <table:table-cell office:value-type="float" office:value="277572.55" calcext:value-type="float">
            <text:p>277572.55</text:p>
          </table:table-cell>
          <table:table-cell office:value-type="float" office:value="315584.53" calcext:value-type="float">
            <text:p>315584.53</text:p>
          </table:table-cell>
          <table:table-cell office:value-type="float" office:value="284258.43" calcext:value-type="float">
            <text:p>284258.43</text:p>
          </table:table-cell>
          <table:table-cell office:value-type="float" office:value="343480.02" calcext:value-type="float">
            <text:p>343480.02</text:p>
          </table:table-cell>
          <table:table-cell office:value-type="float" office:value="369454.71" calcext:value-type="float">
            <text:p>369454.71</text:p>
          </table:table-cell>
          <table:table-cell office:value-type="float" office:value="375990.15" calcext:value-type="float">
            <text:p>375990.15</text:p>
          </table:table-cell>
          <table:table-cell office:value-type="float" office:value="372984.5" calcext:value-type="float">
            <text:p>372984.5</text:p>
          </table:table-cell>
          <table:table-cell office:value-type="float" office:value="322145.13" calcext:value-type="float">
            <text:p>322145.13</text:p>
          </table:table-cell>
        </table:table-row>
        <table:table-row table:style-name="ro1">
          <table:table-cell office:value-type="float" office:value="305317.67" calcext:value-type="float">
            <text:p>305317.67</text:p>
          </table:table-cell>
          <table:table-cell office:value-type="float" office:value="279293.12" calcext:value-type="float">
            <text:p>279293.12</text:p>
          </table:table-cell>
          <table:table-cell office:value-type="float" office:value="317897.36" calcext:value-type="float">
            <text:p>317897.36</text:p>
          </table:table-cell>
          <table:table-cell office:value-type="float" office:value="281135.03" calcext:value-type="float">
            <text:p>281135.03</text:p>
          </table:table-cell>
          <table:table-cell office:value-type="float" office:value="332799.92" calcext:value-type="float">
            <text:p>332799.92</text:p>
          </table:table-cell>
          <table:table-cell office:value-type="float" office:value="359128.69" calcext:value-type="float">
            <text:p>359128.69</text:p>
          </table:table-cell>
          <table:table-cell office:value-type="float" office:value="364989.5" calcext:value-type="float">
            <text:p>364989.5</text:p>
          </table:table-cell>
          <table:table-cell office:value-type="float" office:value="360217.54" calcext:value-type="float">
            <text:p>360217.54</text:p>
          </table:table-cell>
          <table:table-cell office:value-type="float" office:value="314064.31" calcext:value-type="float">
            <text:p>314064.31</text:p>
          </table:table-cell>
        </table:table-row>
        <table:table-row table:style-name="ro1">
          <table:table-cell office:value-type="float" office:value="310465.02" calcext:value-type="float">
            <text:p>310465.02</text:p>
          </table:table-cell>
          <table:table-cell office:value-type="float" office:value="281493.92" calcext:value-type="float">
            <text:p>281493.92</text:p>
          </table:table-cell>
          <table:table-cell office:value-type="float" office:value="323354.95" calcext:value-type="float">
            <text:p>323354.95</text:p>
          </table:table-cell>
          <table:table-cell office:value-type="float" office:value="278161.59" calcext:value-type="float">
            <text:p>278161.59</text:p>
          </table:table-cell>
          <table:table-cell office:value-type="float" office:value="322206" calcext:value-type="float">
            <text:p>322206</text:p>
          </table:table-cell>
          <table:table-cell office:value-type="float" office:value="343491.21" calcext:value-type="float">
            <text:p>343491.21</text:p>
          </table:table-cell>
          <table:table-cell office:value-type="float" office:value="349999.04" calcext:value-type="float">
            <text:p>349999.04</text:p>
          </table:table-cell>
          <table:table-cell office:value-type="float" office:value="347069.41" calcext:value-type="float">
            <text:p>347069.41</text:p>
          </table:table-cell>
          <table:table-cell office:value-type="float" office:value="305966.75" calcext:value-type="float">
            <text:p>305966.75</text:p>
          </table:table-cell>
        </table:table-row>
        <table:table-row table:style-name="ro1">
          <table:table-cell office:value-type="float" office:value="313457.96" calcext:value-type="float">
            <text:p>313457.96</text:p>
          </table:table-cell>
          <table:table-cell office:value-type="float" office:value="284514.03" calcext:value-type="float">
            <text:p>284514.03</text:p>
          </table:table-cell>
          <table:table-cell office:value-type="float" office:value="328528.79" calcext:value-type="float">
            <text:p>328528.79</text:p>
          </table:table-cell>
          <table:table-cell office:value-type="float" office:value="277675.25" calcext:value-type="float">
            <text:p>277675.25</text:p>
          </table:table-cell>
          <table:table-cell office:value-type="float" office:value="314941.06" calcext:value-type="float">
            <text:p>314941.06</text:p>
          </table:table-cell>
          <table:table-cell office:value-type="float" office:value="333181.31" calcext:value-type="float">
            <text:p>333181.31</text:p>
          </table:table-cell>
          <table:table-cell office:value-type="float" office:value="340902.9" calcext:value-type="float">
            <text:p>340902.9</text:p>
          </table:table-cell>
          <table:table-cell office:value-type="float" office:value="338768.34" calcext:value-type="float">
            <text:p>338768.34</text:p>
          </table:table-cell>
          <table:table-cell office:value-type="float" office:value="300079.2" calcext:value-type="float">
            <text:p>300079.2</text:p>
          </table:table-cell>
        </table:table-row>
        <table:table-row table:style-name="ro1">
          <table:table-cell office:value-type="float" office:value="318555.37" calcext:value-type="float">
            <text:p>318555.37</text:p>
          </table:table-cell>
          <table:table-cell office:value-type="float" office:value="289002.01" calcext:value-type="float">
            <text:p>289002.01</text:p>
          </table:table-cell>
          <table:table-cell office:value-type="float" office:value="334895.18" calcext:value-type="float">
            <text:p>334895.18</text:p>
          </table:table-cell>
          <table:table-cell office:value-type="float" office:value="278803.51" calcext:value-type="float">
            <text:p>278803.51</text:p>
          </table:table-cell>
          <table:table-cell office:value-type="float" office:value="311885.88" calcext:value-type="float">
            <text:p>311885.88</text:p>
          </table:table-cell>
          <table:table-cell office:value-type="float" office:value="329157.17" calcext:value-type="float">
            <text:p>329157.17</text:p>
          </table:table-cell>
          <table:table-cell office:value-type="float" office:value="336773.84" calcext:value-type="float">
            <text:p>336773.84</text:p>
          </table:table-cell>
          <table:table-cell office:value-type="float" office:value="336162.59" calcext:value-type="float">
            <text:p>336162.59</text:p>
          </table:table-cell>
          <table:table-cell office:value-type="float" office:value="296296.35" calcext:value-type="float">
            <text:p>296296.35</text:p>
          </table:table-cell>
        </table:table-row>
        <table:table-row table:style-name="ro1">
          <table:table-cell office:value-type="float" office:value="324888.18" calcext:value-type="float">
            <text:p>324888.18</text:p>
          </table:table-cell>
          <table:table-cell office:value-type="float" office:value="294686.49" calcext:value-type="float">
            <text:p>294686.49</text:p>
          </table:table-cell>
          <table:table-cell office:value-type="float" office:value="341136.76" calcext:value-type="float">
            <text:p>341136.76</text:p>
          </table:table-cell>
          <table:table-cell office:value-type="float" office:value="280244.42" calcext:value-type="float">
            <text:p>280244.42</text:p>
          </table:table-cell>
          <table:table-cell office:value-type="float" office:value="314688.38" calcext:value-type="float">
            <text:p>314688.38</text:p>
          </table:table-cell>
          <table:table-cell office:value-type="float" office:value="329735.53" calcext:value-type="float">
            <text:p>329735.53</text:p>
          </table:table-cell>
          <table:table-cell office:value-type="float" office:value="336953.71" calcext:value-type="float">
            <text:p>336953.71</text:p>
          </table:table-cell>
          <table:table-cell office:value-type="float" office:value="334131.69" calcext:value-type="float">
            <text:p>334131.69</text:p>
          </table:table-cell>
          <table:table-cell office:value-type="float" office:value="295703.38" calcext:value-type="float">
            <text:p>295703.38</text:p>
          </table:table-cell>
        </table:table-row>
        <table:table-row table:style-name="ro1">
          <table:table-cell office:value-type="float" office:value="333574.21" calcext:value-type="float">
            <text:p>333574.21</text:p>
          </table:table-cell>
          <table:table-cell office:value-type="float" office:value="303411.46" calcext:value-type="float">
            <text:p>303411.46</text:p>
          </table:table-cell>
          <table:table-cell office:value-type="float" office:value="350390.75" calcext:value-type="float">
            <text:p>350390.75</text:p>
          </table:table-cell>
          <table:table-cell office:value-type="float" office:value="282605.75" calcext:value-type="float">
            <text:p>282605.75</text:p>
          </table:table-cell>
          <table:table-cell office:value-type="float" office:value="316198.68" calcext:value-type="float">
            <text:p>316198.68</text:p>
          </table:table-cell>
          <table:table-cell office:value-type="float" office:value="331502.12" calcext:value-type="float">
            <text:p>331502.12</text:p>
          </table:table-cell>
          <table:table-cell office:value-type="float" office:value="338745.74" calcext:value-type="float">
            <text:p>338745.74</text:p>
          </table:table-cell>
          <table:table-cell office:value-type="float" office:value="333133.34" calcext:value-type="float">
            <text:p>333133.34</text:p>
          </table:table-cell>
          <table:table-cell office:value-type="float" office:value="296798.31" calcext:value-type="float">
            <text:p>296798.31</text:p>
          </table:table-cell>
        </table:table-row>
        <table:table-row table:style-name="ro1">
          <table:table-cell office:value-type="float" office:value="343572.08" calcext:value-type="float">
            <text:p>343572.08</text:p>
          </table:table-cell>
          <table:table-cell office:value-type="float" office:value="313453.3" calcext:value-type="float">
            <text:p>313453.3</text:p>
          </table:table-cell>
          <table:table-cell office:value-type="float" office:value="360769.63" calcext:value-type="float">
            <text:p>360769.63</text:p>
          </table:table-cell>
          <table:table-cell office:value-type="float" office:value="289581.32" calcext:value-type="float">
            <text:p>289581.32</text:p>
          </table:table-cell>
          <table:table-cell office:value-type="float" office:value="326327.57" calcext:value-type="float">
            <text:p>326327.57</text:p>
          </table:table-cell>
          <table:table-cell office:value-type="float" office:value="344134.39" calcext:value-type="float">
            <text:p>344134.39</text:p>
          </table:table-cell>
          <table:table-cell office:value-type="float" office:value="348418.43" calcext:value-type="float">
            <text:p>348418.43</text:p>
          </table:table-cell>
          <table:table-cell office:value-type="float" office:value="343157.81" calcext:value-type="float">
            <text:p>343157.81</text:p>
          </table:table-cell>
          <table:table-cell office:value-type="float" office:value="306320.5" calcext:value-type="float">
            <text:p>306320.5</text:p>
          </table:table-cell>
        </table:table-row>
        <table:table-row table:style-name="ro1">
          <table:table-cell office:value-type="float" office:value="346764.67" calcext:value-type="float">
            <text:p>346764.67</text:p>
          </table:table-cell>
          <table:table-cell office:value-type="float" office:value="315859.16" calcext:value-type="float">
            <text:p>315859.16</text:p>
          </table:table-cell>
          <table:table-cell office:value-type="float" office:value="360752.2" calcext:value-type="float">
            <text:p>360752.2</text:p>
          </table:table-cell>
          <table:table-cell office:value-type="float" office:value="301611.72" calcext:value-type="float">
            <text:p>301611.72</text:p>
          </table:table-cell>
          <table:table-cell office:value-type="float" office:value="351019.21" calcext:value-type="float">
            <text:p>351019.21</text:p>
          </table:table-cell>
          <table:table-cell office:value-type="float" office:value="372957.89" calcext:value-type="float">
            <text:p>372957.89</text:p>
          </table:table-cell>
          <table:table-cell office:value-type="float" office:value="373475.5" calcext:value-type="float">
            <text:p>373475.5</text:p>
          </table:table-cell>
          <table:table-cell office:value-type="float" office:value="366160.94" calcext:value-type="float">
            <text:p>366160.94</text:p>
          </table:table-cell>
          <table:table-cell office:value-type="float" office:value="322001.1" calcext:value-type="float">
            <text:p>322001.1</text:p>
          </table:table-cell>
        </table:table-row>
        <table:table-row table:style-name="ro1">
          <table:table-cell office:value-type="float" office:value="339314.1" calcext:value-type="float">
            <text:p>339314.1</text:p>
          </table:table-cell>
          <table:table-cell office:value-type="float" office:value="308645.63" calcext:value-type="float">
            <text:p>308645.63</text:p>
          </table:table-cell>
          <table:table-cell office:value-type="float" office:value="348124.02" calcext:value-type="float">
            <text:p>348124.02</text:p>
          </table:table-cell>
          <table:table-cell office:value-type="float" office:value="317549.94" calcext:value-type="float">
            <text:p>317549.94</text:p>
          </table:table-cell>
          <table:table-cell office:value-type="float" office:value="379986.73" calcext:value-type="float">
            <text:p>379986.73</text:p>
          </table:table-cell>
          <table:table-cell office:value-type="float" office:value="399505.57" calcext:value-type="float">
            <text:p>399505.57</text:p>
          </table:table-cell>
          <table:table-cell office:value-type="float" office:value="405687.96" calcext:value-type="float">
            <text:p>405687.96</text:p>
          </table:table-cell>
          <table:table-cell office:value-type="float" office:value="396541.04" calcext:value-type="float">
            <text:p>396541.04</text:p>
          </table:table-cell>
          <table:table-cell office:value-type="float" office:value="343586.21" calcext:value-type="float">
            <text:p>343586.21</text:p>
          </table:table-cell>
        </table:table-row>
        <table:table-row table:style-name="ro1">
          <table:table-cell office:value-type="float" office:value="323610.42" calcext:value-type="float">
            <text:p>323610.42</text:p>
          </table:table-cell>
          <table:table-cell office:value-type="float" office:value="296022.64" calcext:value-type="float">
            <text:p>296022.64</text:p>
          </table:table-cell>
          <table:table-cell office:value-type="float" office:value="337356.42" calcext:value-type="float">
            <text:p>337356.42</text:p>
          </table:table-cell>
          <table:table-cell office:value-type="float" office:value="315953.33" calcext:value-type="float">
            <text:p>315953.33</text:p>
          </table:table-cell>
          <table:table-cell office:value-type="float" office:value="370506.26" calcext:value-type="float">
            <text:p>370506.26</text:p>
          </table:table-cell>
          <table:table-cell office:value-type="float" office:value="387681.48" calcext:value-type="float">
            <text:p>387681.48</text:p>
          </table:table-cell>
          <table:table-cell office:value-type="float" office:value="398647.83" calcext:value-type="float">
            <text:p>398647.83</text:p>
          </table:table-cell>
          <table:table-cell office:value-type="float" office:value="398090.67" calcext:value-type="float">
            <text:p>398090.67</text:p>
          </table:table-cell>
          <table:table-cell office:value-type="float" office:value="354092.84" calcext:value-type="float">
            <text:p>354092.84</text:p>
          </table:table-cell>
        </table:table-row>
        <table:table-row table:style-name="ro1">
          <table:table-cell office:value-type="float" office:value="312097.99" calcext:value-type="float">
            <text:p>312097.99</text:p>
          </table:table-cell>
          <table:table-cell office:value-type="float" office:value="288589.04" calcext:value-type="float">
            <text:p>288589.04</text:p>
          </table:table-cell>
          <table:table-cell office:value-type="float" office:value="320962.33" calcext:value-type="float">
            <text:p>320962.33</text:p>
          </table:table-cell>
          <table:table-cell office:value-type="float" office:value="299617.58" calcext:value-type="float">
            <text:p>299617.58</text:p>
          </table:table-cell>
          <table:table-cell office:value-type="float" office:value="353839.91" calcext:value-type="float">
            <text:p>353839.91</text:p>
          </table:table-cell>
          <table:table-cell office:value-type="float" office:value="371546.42" calcext:value-type="float">
            <text:p>371546.42</text:p>
          </table:table-cell>
          <table:table-cell office:value-type="float" office:value="381898.24" calcext:value-type="float">
            <text:p>381898.24</text:p>
          </table:table-cell>
          <table:table-cell office:value-type="float" office:value="381718.66" calcext:value-type="float">
            <text:p>381718.66</text:p>
          </table:table-cell>
          <table:table-cell office:value-type="float" office:value="341086.77" calcext:value-type="float">
            <text:p>341086.77</text:p>
          </table:table-cell>
        </table:table-row>
        <table:table-row table:style-name="ro1">
          <table:table-cell office:value-type="float" office:value="295499.24" calcext:value-type="float">
            <text:p>295499.24</text:p>
          </table:table-cell>
          <table:table-cell office:value-type="float" office:value="267059.1" calcext:value-type="float">
            <text:p>267059.1</text:p>
          </table:table-cell>
          <table:table-cell office:value-type="float" office:value="294284.58" calcext:value-type="float">
            <text:p>294284.58</text:p>
          </table:table-cell>
          <table:table-cell office:value-type="float" office:value="284117.93" calcext:value-type="float">
            <text:p>284117.93</text:p>
          </table:table-cell>
          <table:table-cell office:value-type="float" office:value="335509.82" calcext:value-type="float">
            <text:p>335509.82</text:p>
          </table:table-cell>
          <table:table-cell office:value-type="float" office:value="352518.81" calcext:value-type="float">
            <text:p>352518.81</text:p>
          </table:table-cell>
          <table:table-cell office:value-type="float" office:value="362989.09" calcext:value-type="float">
            <text:p>362989.09</text:p>
          </table:table-cell>
          <table:table-cell office:value-type="float" office:value="361855.74" calcext:value-type="float">
            <text:p>361855.74</text:p>
          </table:table-cell>
          <table:table-cell office:value-type="float" office:value="325309.87" calcext:value-type="float">
            <text:p>325309.87</text:p>
          </table:table-cell>
        </table:table-row>
        <table:table-row table:style-name="ro1">
          <table:table-cell office:value-type="float" office:value="272118.43" calcext:value-type="float">
            <text:p>272118.43</text:p>
          </table:table-cell>
          <table:table-cell office:value-type="float" office:value="244885.39" calcext:value-type="float">
            <text:p>244885.39</text:p>
          </table:table-cell>
          <table:table-cell office:value-type="float" office:value="270819.53" calcext:value-type="float">
            <text:p>270819.53</text:p>
          </table:table-cell>
          <table:table-cell office:value-type="float" office:value="267758.57" calcext:value-type="float">
            <text:p>267758.57</text:p>
          </table:table-cell>
          <table:table-cell office:value-type="float" office:value="310442.27" calcext:value-type="float">
            <text:p>310442.27</text:p>
          </table:table-cell>
          <table:table-cell office:value-type="float" office:value="326361.67" calcext:value-type="float">
            <text:p>326361.67</text:p>
          </table:table-cell>
          <table:table-cell office:value-type="float" office:value="336482.16" calcext:value-type="float">
            <text:p>336482.16</text:p>
          </table:table-cell>
          <table:table-cell office:value-type="float" office:value="335574.26" calcext:value-type="float">
            <text:p>335574.26</text:p>
          </table:table-cell>
          <table:table-cell office:value-type="float" office:value="305806.86" calcext:value-type="float">
            <text:p>305806.86</text:p>
          </table:table-cell>
        </table:table-row>
        <table:table-row table:style-name="ro1">
          <table:table-cell office:value-type="float" office:value="274113.77" calcext:value-type="float">
            <text:p>274113.77</text:p>
          </table:table-cell>
          <table:table-cell office:value-type="float" office:value="247074.13" calcext:value-type="float">
            <text:p>247074.13</text:p>
          </table:table-cell>
          <table:table-cell office:value-type="float" office:value="275100.15" calcext:value-type="float">
            <text:p>275100.15</text:p>
          </table:table-cell>
          <table:table-cell office:value-type="float" office:value="269359.14" calcext:value-type="float">
            <text:p>269359.14</text:p>
          </table:table-cell>
          <table:table-cell office:value-type="float" office:value="304145.75" calcext:value-type="float">
            <text:p>304145.75</text:p>
          </table:table-cell>
          <table:table-cell office:value-type="float" office:value="317533.73" calcext:value-type="float">
            <text:p>317533.73</text:p>
          </table:table-cell>
          <table:table-cell office:value-type="float" office:value="326752.23" calcext:value-type="float">
            <text:p>326752.23</text:p>
          </table:table-cell>
          <table:table-cell office:value-type="float" office:value="325387.27" calcext:value-type="float">
            <text:p>325387.27</text:p>
          </table:table-cell>
          <table:table-cell office:value-type="float" office:value="298150.33" calcext:value-type="float">
            <text:p>29815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0:25:38.378746132</meta:creation-date>
    <dc:date>2020-10-17T21:56:13.709638267</dc:date>
    <meta:editing-duration>PT1H30M31S</meta:editing-duration>
    <meta:editing-cycles>10</meta:editing-cycles>
    <meta:generator>LibreOffice/6.4.5.2$Linux_X86_64 LibreOffice_project/40$Build-2</meta:generator>
    <meta:document-statistic meta:table-count="1" meta:cell-count="225" meta:object-count="0"/>
  </office:meta>
</office:document-meta>
</file>